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paragraph-rsid="000959a8"/>
    </style:style>
    <style:style style:name="P2" style:family="paragraph" style:parent-style-name="Standard">
      <style:text-properties style:font-name="Calibri" fo:font-weight="bold" officeooo:paragraph-rsid="000959a8" style:font-weight-asian="bold"/>
    </style:style>
    <style:style style:name="P3" style:family="paragraph" style:parent-style-name="Standard">
      <style:text-properties style:font-name="Calibri" fo:font-weight="bold" officeooo:rsid="000ac5db" officeooo:paragraph-rsid="000ac5db" style:font-weight-asian="bold"/>
    </style:style>
    <style:style style:name="P4" style:family="paragraph" style:parent-style-name="Standard">
      <style:text-properties style:font-name="Calibri" fo:font-weight="bold" officeooo:rsid="000ac5db" officeooo:paragraph-rsid="000c5da0" style:font-weight-asian="bold"/>
    </style:style>
    <style:style style:name="P5" style:family="paragraph" style:parent-style-name="Standard">
      <style:text-properties style:font-name="Calibri" fo:font-weight="bold" officeooo:rsid="000d68e7" officeooo:paragraph-rsid="000d68e7" style:font-weight-asian="bold"/>
    </style:style>
    <style:style style:name="P6" style:family="paragraph" style:parent-style-name="Standard">
      <style:text-properties style:font-name="Calibri" officeooo:rsid="000ac5db" officeooo:paragraph-rsid="000ac5db"/>
    </style:style>
    <style:style style:name="P7" style:family="paragraph" style:parent-style-name="Standard">
      <style:text-properties style:font-name="Calibri" officeooo:rsid="000ac5db" officeooo:paragraph-rsid="000c5da0"/>
    </style:style>
    <style:style style:name="P8" style:family="paragraph" style:parent-style-name="Standard">
      <style:text-properties style:font-name="Calibri" officeooo:rsid="000c5da0" officeooo:paragraph-rsid="000c5da0"/>
    </style:style>
    <style:style style:name="P9" style:family="paragraph" style:parent-style-name="List_20_Paragraph" style:list-style-name="WWNum2">
      <style:text-properties officeooo:paragraph-rsid="000a4455"/>
    </style:style>
    <style:style style:name="P10" style:family="paragraph" style:parent-style-name="List_20_Paragraph" style:list-style-name="WWNum2">
      <style:text-properties style:font-name="Calibri" officeooo:paragraph-rsid="000959a8"/>
    </style:style>
    <style:style style:name="P11" style:family="paragraph" style:parent-style-name="List_20_Paragraph" style:list-style-name="WWNum2">
      <style:text-properties style:font-name="Calibri" officeooo:paragraph-rsid="000c5da0"/>
    </style:style>
    <style:style style:name="P12" style:family="paragraph" style:parent-style-name="List_20_Paragraph" style:list-style-name="WWNum2">
      <style:text-properties style:font-name="Calibri" officeooo:rsid="000959a8" officeooo:paragraph-rsid="000959a8"/>
    </style:style>
    <style:style style:name="P13" style:family="paragraph" style:parent-style-name="List_20_Paragraph" style:list-style-name="WWNum2">
      <style:text-properties style:font-name="Calibri" officeooo:rsid="000959a8" officeooo:paragraph-rsid="000a4455"/>
    </style:style>
    <style:style style:name="P14" style:family="paragraph" style:parent-style-name="List_20_Paragraph" style:list-style-name="WWNum2">
      <style:text-properties style:font-name="Calibri" officeooo:rsid="000ac5db" officeooo:paragraph-rsid="000ac5db"/>
    </style:style>
    <style:style style:name="P15" style:family="paragraph" style:parent-style-name="List_20_Paragraph" style:list-style-name="WWNum2">
      <style:text-properties style:font-name="Calibri" officeooo:rsid="000ac5db" officeooo:paragraph-rsid="000c5da0"/>
    </style:style>
    <style:style style:name="P16" style:family="paragraph" style:parent-style-name="List_20_Paragraph" style:list-style-name="WWNum2">
      <style:text-properties style:font-name="Calibri" officeooo:rsid="000bd293" officeooo:paragraph-rsid="000bd293"/>
    </style:style>
    <style:style style:name="P17" style:family="paragraph" style:parent-style-name="List_20_Paragraph" style:list-style-name="WWNum2">
      <style:text-properties style:font-name="Calibri" officeooo:rsid="000bd293" officeooo:paragraph-rsid="000c5da0"/>
    </style:style>
    <style:style style:name="P18" style:family="paragraph" style:parent-style-name="List_20_Paragraph" style:list-style-name="WWNum2">
      <style:text-properties officeooo:rsid="000ac5db" officeooo:paragraph-rsid="000ac5db"/>
    </style:style>
    <style:style style:name="P19" style:family="paragraph" style:parent-style-name="List_20_Paragraph" style:list-style-name="WWNum2">
      <style:text-properties officeooo:rsid="000ac5db" officeooo:paragraph-rsid="000c5da0"/>
    </style:style>
    <style:style style:name="P20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alibri" officeooo:rsid="000959a8" officeooo:paragraph-rsid="000959a8"/>
    </style:style>
    <style:style style:name="P21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alibri" officeooo:rsid="000959a8" officeooo:paragraph-rsid="000a4455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style:font-name="Calibri" officeooo:paragraph-rsid="000959a8"/>
    </style:style>
    <style:style style:name="P23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alibri" officeooo:rsid="000ac5db" officeooo:paragraph-rsid="000ac5db"/>
    </style:style>
    <style:style style:name="P24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alibri" officeooo:rsid="000ac5db" officeooo:paragraph-rsid="000c5da0"/>
    </style:style>
    <style:style style:name="P25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alibri" officeooo:rsid="000c5da0" officeooo:paragraph-rsid="000c5da0"/>
    </style:style>
    <style:style style:name="P26" style:family="paragraph" style:parent-style-name="List_20_Paragraph" style:list-style-name="WWNum2">
      <style:paragraph-properties fo:margin-left="0in" fo:margin-right="0in" fo:text-indent="0in" style:auto-text-indent="false"/>
      <style:text-properties style:font-name="Calibri" style:text-underline-style="solid" style:text-underline-type="double" style:text-underline-width="auto" style:text-underline-color="font-color" officeooo:rsid="000c5da0" officeooo:paragraph-rsid="000c5da0"/>
    </style:style>
    <style:style style:name="P27" style:family="paragraph" style:parent-style-name="List_20_Paragraph" style:list-style-name="WWNum2">
      <style:paragraph-properties fo:margin-left="0in" fo:margin-right="0in" fo:text-indent="0in" style:auto-text-indent="false"/>
      <style:text-properties officeooo:rsid="000c5da0" officeooo:paragraph-rsid="000c5da0"/>
    </style:style>
    <style:style style:name="T1" style:family="text">
      <style:text-properties officeooo:rsid="000959a8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0959a8"/>
    </style:style>
    <style:style style:name="T4" style:family="text">
      <style:text-properties style:font-name="Calibri" officeooo:rsid="000a4455"/>
    </style:style>
    <style:style style:name="T5" style:family="text">
      <style:text-properties style:font-name="Calibri" officeooo:rsid="000bd293"/>
    </style:style>
    <style:style style:name="T6" style:family="text">
      <style:text-properties style:font-name="Calibri" officeooo:rsid="000c5da0"/>
    </style:style>
    <style:style style:name="T7" style:family="text">
      <style:text-properties officeooo:rsid="000a4455"/>
    </style:style>
    <style:style style:name="T8" style:family="text">
      <style:text-properties officeooo:rsid="000ac5db"/>
    </style:style>
    <style:style style:name="T9" style:family="text">
      <style:text-properties officeooo:rsid="000bd293"/>
    </style:style>
    <style:style style:name="T10" style:family="text">
      <style:text-properties officeooo:rsid="000c5d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nuSelectionSubsystem</text:p>
      <text:list xml:id="list2478922715" text:style-name="WWNum2">
        <text:list-item>
          <text:p text:style-name="P10">The MenuSelectionSubsystem <text:span text:style-name="T8">is responsible for </text:span>allow<text:span text:style-name="T8">ing</text:span> the user to choose how they want to interact with the system. <text:span text:style-name="T1">They choose which menu to access to perform certain actions.</text:span></text:p>
        </text:list-item>
      </text:list>
      <text:p text:style-name="P1">MainWindow</text:p>
      <text:list xml:id="list222603462130708" text:continue-numbering="true" text:style-name="WWNum2">
        <text:list-item>
          <text:p text:style-name="P10"><text:span text:style-name="T7">The MainWindow allows </text:span>the user <text:span text:style-name="T8">to </text:span>decide if they want to log in to StaffHomepage or ClientHomepage. <text:span text:style-name="T7">It c</text:span>hecks for <text:span text:style-name="T7">a</text:span> valid email if <text:span text:style-name="T7">the </text:span>user is trying to log in as an existing Client.</text:p>
        </text:list-item>
      </text:list>
      <text:p text:style-name="P1">StaffHomepage</text:p>
      <text:list xml:id="list222603300901190" text:continue-numbering="true" text:style-name="WWNum2">
        <text:list-item>
          <text:p text:style-name="P10"><text:span text:style-name="T1">The StaffHomepage provides access to several menus which further encapsulate the functionality that staff members can execute</text:span>.</text:p>
          <text:p text:style-name="P20">StaffClientMenu</text:p>
        </text:list-item>
        <text:list-item>
          <text:p text:style-name="P12"><text:span text:style-name="T7">The StaffClientMenu a</text:span>llows the staff member access to viewing and adding client profiles.</text:p>
          <text:p text:style-name="P21"><text:span text:style-name="T7">Algorithm</text:span>Menu</text:p>
        </text:list-item>
        <text:list-item>
          <text:p text:style-name="P9"><text:span text:style-name="T4">The AlgorithmMenu a</text:span><text:span text:style-name="T3">llows the staff member access to </text:span><text:span text:style-name="T4">running the algorithm and viewing the results output by the algorithm.</text:span></text:p>
          <text:p text:style-name="P21"><text:span text:style-name="T7">Animal</text:span>Menu</text:p>
        </text:list-item>
        <text:list-item>
          <text:p text:style-name="P13"><text:span text:style-name="T7">The AnimalMenu a</text:span>llows the staff <text:span text:style-name="T7">m</text:span>ember access to viewing and adding <text:span text:style-name="T7">animal</text:span> profiles.</text:p>
        </text:list-item>
      </text:list>
      <text:p text:style-name="P1">ClientHomepage</text:p>
      <text:list xml:id="list222602984154612" text:continue-numbering="true" text:style-name="WWNum2">
        <text:list-item>
          <text:p text:style-name="P10"><text:span text:style-name="T1">The ClientHomepage provides access to a menu which further encapsulates the functionality that Clients can execute</text:span>. <text:span text:style-name="T1">It also provides access to the ViewAnimal class, allowing clients to view the animals in the shelter.</text:span></text:p>
          <text:p text:style-name="P21"><text:span text:style-name="T7">Client</text:span>ClientMenu</text:p>
        </text:list-item>
        <text:list-item>
          <text:p text:style-name="P13"><text:span text:style-name="T7">The ClientClientMenu a</text:span>llows <text:span text:style-name="T7">a client </text:span>access to viewing and <text:span text:style-name="T7">editing their own</text:span> client profile.</text:p>
        </text:list-item>
      </text:list>
      <text:p text:style-name="P22"/>
      <text:p text:style-name="P3">ClientSubsystem</text:p>
      <text:list xml:id="list222603611137669" text:continue-numbering="true" text:style-name="WWNum2">
        <text:list-item>
          <text:p text:style-name="P10">The <text:span text:style-name="T8">ClientSubsystem is responsible for handling everything relating to the Client type of user of the cuACS system.</text:span></text:p>
        </text:list-item>
      </text:list>
      <text:p text:style-name="P6">AddClient</text:p>
      <text:list xml:id="list222603592429184" text:continue-numbering="true" text:style-name="WWNum2">
        <text:list-item>
          <text:p text:style-name="P16">The AddClient class provides the functionality for adding a new client profile to the system.</text:p>
        </text:list-item>
      </text:list>
      <text:p text:style-name="P6">ViewClient</text:p>
      <text:list xml:id="list222602393036762" text:continue-numbering="true" text:style-name="WWNum2">
        <text:list-item>
          <text:p text:style-name="P16">The ViewClient class provides functionality for displaying a client’s profile information.</text:p>
        </text:list-item>
      </text:list>
      <text:p text:style-name="P6">EditClient</text:p>
      <text:list xml:id="list222602553327581" text:continue-numbering="true" text:style-name="WWNum2">
        <text:list-item>
          <text:p text:style-name="P14">The EditClient class <text:span text:style-name="T9">provides the facilities for editing the information contained in a client’s profile.</text:span></text:p>
          <text:p text:style-name="P23">ClientProfile</text:p>
        </text:list-item>
        <text:list-item>
          <text:p text:style-name="P18"><text:span text:style-name="T2">The ClientProfile class represents t</text:span><text:span text:style-name="T5">he locally stored (non-persistent) client</text:span><text:span text:style-name="T2"> profile</text:span><text:span text:style-name="T5">s</text:span><text:span text:style-name="T2"> which </text:span><text:span text:style-name="T5">are</text:span><text:span text:style-name="T2"> acted upon by AddClient, ViewClient, and EditClient </text:span><text:span text:style-name="T5">and are loaded into the system on startup</text:span><text:span text:style-name="T2">.</text:span></text:p>
          <text:p text:style-name="P23">ClientStorage</text:p>
        </text:list-item>
        <text:list-item>
          <text:p text:style-name="P18"><text:span text:style-name="T2">The ClientStorage class </text:span><text:span text:style-name="T5">is responsible for communicating between the locally</text:span><text:span text:style-name="T2"> stored client profiles loaded at runtime </text:span><text:span text:style-name="T5">and the persistent storage where all client profiles are saved to and loaded from.</text:span></text:p>
        </text:list-item>
      </text:list>
      <text:p text:style-name="P1"/>
      <text:p text:style-name="P4"><text:soft-page-break/><text:span text:style-name="T10">Animal</text:span>Subsystem</text:p>
      <text:list xml:id="list222602928996735" text:continue-numbering="true" text:style-name="WWNum2">
        <text:list-item>
          <text:p text:style-name="P11">The <text:span text:style-name="T10">AnimalSubsystem is responsible for handling everything relating to the Animals of the cuACS system.</text:span></text:p>
        </text:list-item>
      </text:list>
      <text:p text:style-name="P7">Add<text:span text:style-name="T10">Animal</text:span></text:p>
      <text:list xml:id="list222603641343316" text:continue-numbering="true" text:style-name="WWNum2">
        <text:list-item>
          <text:p text:style-name="P17">The Add<text:span text:style-name="T10">Animal </text:span>class provides the functionality for adding a new <text:span text:style-name="T10">animal </text:span>profile to the system.</text:p>
        </text:list-item>
      </text:list>
      <text:p text:style-name="P7">View<text:span text:style-name="T10">Animal</text:span></text:p>
      <text:list xml:id="list222602786264235" text:continue-numbering="true" text:style-name="WWNum2">
        <text:list-item>
          <text:p text:style-name="P17">The ViewClient class provides functionality for displaying a<text:span text:style-name="T10">n animal’</text:span>s profile information.</text:p>
        </text:list-item>
      </text:list>
      <text:p text:style-name="P7">Edit<text:span text:style-name="T10">Animal</text:span></text:p>
      <text:list xml:id="list222602575604372" text:continue-numbering="true" text:style-name="WWNum2">
        <text:list-item>
          <text:p text:style-name="P15">The Edit<text:span text:style-name="T10">Animal</text:span> class <text:span text:style-name="T9">provides the facilities for editing the information contained in an animal’s profile.</text:span></text:p>
          <text:p text:style-name="P24"><text:span text:style-name="T10">Animal</text:span>Profile</text:p>
        </text:list-item>
        <text:list-item>
          <text:p text:style-name="P19"><text:span text:style-name="T2">The </text:span><text:span text:style-name="T6">Animal</text:span><text:span text:style-name="T2">Profile class represents t</text:span><text:span text:style-name="T5">he locally stored (non-persistent) </text:span><text:span text:style-name="T6">animal</text:span><text:span text:style-name="T2"> profile</text:span><text:span text:style-name="T5">s</text:span><text:span text:style-name="T2"> which </text:span><text:span text:style-name="T5">are</text:span><text:span text:style-name="T2"> acted upon by Add</text:span><text:span text:style-name="T6">Animal</text:span><text:span text:style-name="T2">, </text:span><text:span text:style-name="T6">ViewAnimal</text:span><text:span text:style-name="T2">, and </text:span><text:span text:style-name="T6">EditAnimal</text:span><text:span text:style-name="T2"> </text:span><text:span text:style-name="T5">and are loaded into the system on startup</text:span><text:span text:style-name="T2">.</text:span></text:p>
        </text:list-item>
      </text:list>
      <text:p text:style-name="P8">Rabbit</text:p>
      <text:p text:style-name="P8">Lizard</text:p>
      <text:p text:style-name="P8">Bird</text:p>
      <text:list xml:id="list222603821983329" text:continue-numbering="true" text:style-name="WWNum2">
        <text:list-header>
          <text:p text:style-name="P27"><text:span text:style-name="T2">Cat</text:span></text:p>
          <text:p text:style-name="P25">Dog</text:p>
          <text:p text:style-name="P26"/>
          <text:p text:style-name="P25">AnimalStorage</text:p>
        </text:list-header>
        <text:list-item>
          <text:p text:style-name="P15">The <text:span text:style-name="T10">AnimalStorage</text:span> class <text:span text:style-name="T9">is responsible for communicating between the locally</text:span> stored <text:span text:style-name="T10">animal</text:span> profiles loaded at runtime <text:span text:style-name="T9">and the persistent storage where all animal profiles are saved to and loaded from.</text:span></text:p>
        </text:list-item>
      </text:list>
      <text:p text:style-name="P1"/>
      <text:p text:style-name="P2">StorageSubsystem</text:p>
      <text:list xml:id="list222603314792032" text:continue-numbering="true" text:style-name="WWNum2">
        <text:list-item>
          <text:p text:style-name="P10">Responsible for local and persistent storage of all Animal and Client objects. Responsible for assigning unique Animal and Client id’s.</text:p>
        </text:list-item>
      </text:list>
      <text:p text:style-name="P1">DatabaseStorage</text:p>
      <text:list xml:id="list222604022698138" text:continue-numbering="true" text:style-name="WWNum2">
        <text:list-item>
          <text:p text:style-name="P10">Persistent storage for all Animal and Client attributes. Used by MainWindow at startup to create new Animal/Client objects from database data.</text:p>
        </text:list-item>
      </text:list>
      <text:p text:style-name="P5">AlgorithmSubsystem</text:p>
      <text:list xml:id="list222602593771616" text:continue-numbering="true" text:style-name="WWNum2">
        <text:list-item>
          <text:p text:style-name="P10">Responsible for locally storing information entered by the user in the form of Animal or Client objects.</text:p>
        </text:list-item>
      </text:list>
      <text:p text:style-name="P1">Animal</text:p>
      <text:list xml:id="list222602249149660" text:continue-numbering="true" text:style-name="WWNum2">
        <text:list-item>
          <text:p text:style-name="P10">Includes 5 subclasses (Dog, Cat, Bird, Lizard, Rabbit). Used to store information input by user regarding Animals in the shelter. These are then stored in AnimalStorage.</text:p>
        </text:list-item>
      </text:list>
      <text:p text:style-name="P1">Profile</text:p>
      <text:list xml:id="list222603356808512" text:continue-numbering="true" text:style-name="WWNum2">
        <text:list-item>
          <text:p text:style-name="P10">Used to store information input by user regarding their own profile. These are then stored in ClientStor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57:48.297189077</meta:creation-date>
    <dc:date>2019-03-20T22:26:02.054881961</dc:date>
    <meta:editing-duration>PT17M28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2" meta:paragraph-count="56" meta:word-count="568" meta:character-count="3698" meta:non-whitespace-character-count="3221"/>
  </office:meta>
</office:document-meta>
</file>